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ba7a" officeooo:paragraph-rsid="000aba7a"/>
    </style:style>
    <style:style style:name="P2" style:family="paragraph" style:parent-style-name="Text_20_body">
      <style:text-properties officeooo:paragraph-rsid="000fdf59"/>
    </style:style>
    <style:style style:name="P3" style:family="paragraph" style:parent-style-name="Text_20_body">
      <style:text-properties officeooo:paragraph-rsid="001005b6"/>
    </style:style>
    <style:style style:name="P4" style:family="paragraph" style:parent-style-name="Heading_20_1">
      <style:text-properties officeooo:rsid="000aba7a" officeooo:paragraph-rsid="000aba7a"/>
    </style:style>
    <style:style style:name="T1" style:family="text">
      <style:text-properties officeooo:rsid="000aba7a"/>
    </style:style>
    <style:style style:name="T2" style:family="text">
      <style:text-properties officeooo:rsid="000b9687"/>
    </style:style>
    <style:style style:name="T3" style:family="text">
      <style:text-properties officeooo:rsid="000e87aa"/>
    </style:style>
    <style:style style:name="T4" style:family="text">
      <style:text-properties officeooo:rsid="000fdf59"/>
    </style:style>
    <style:style style:name="T5" style:family="text">
      <style:text-properties officeooo:rsid="001005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ssay - aktives Zuhören</text:h>
      <text:p text:style-name="P1"/>
      <text:p text:style-name="P1">Kann ich im Internet aktiv zuhören? Lässt sich Körpersprache durch Emoticons ersetzen? Was macht aktives zuhören aus? Warum muss ich aktiv zuhören?</text:p>
      <text:p text:style-name="P2"><text:span text:style-name="T3">Wikipedia definiert aktives zuhören als die Gefühlsbetonte Reaktion des Zuhörers auf die Botschaft des Sprechers. </text:span><text:span text:style-name="T1">Die</text:span><text:span text:style-name="T4">s</text:span><text:span text:style-name="T1"> </text:span><text:span text:style-name="T4">soll</text:span><text:span text:style-name="T1"> </text:span><text:span text:style-name="T4">für</text:span><text:span text:style-name="T1"> ein positives Gesprächsgefühl beim Redner </text:span><text:span text:style-name="T2">sowie besseres Verständnis beim Zuhörer </text:span><text:span text:style-name="T4">sorgen.</text:span></text:p>
      <text:p text:style-name="P2"><text:span text:style-name="T4">Wichtige Punkte sind hierbei den Redner zu ermutigen seine Meinung zu äußern, dar zu stellen wie das Gesagte angenommen wird, versuchen den Sprecher zu verstehen und das Verstandene auf seine Richtigkeit zu prüfen.</text:span></text:p>
      <text:p text:style-name="P3"><text:span text:style-name="T5">Verkäufer und Berater beherrschen diese Technik teils in ihrer Perfektion. Nun zu der Ausgangsfrage, kann ich dies auch im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3-04-10T08:29:52</meta:creation-date>
    <dc:date>2013-04-14T19:53:43</dc:date>
    <dc:creator>Dennis </dc:creator>
    <meta:editing-duration>PT18M25S</meta:editing-duration>
    <meta:editing-cycles>5</meta:editing-cycles>
    <meta:generator>LibreOffice/4.0.2.2$Linux_X86_64 LibreOffice_project/400m0$Build-2</meta:generator>
    <meta:document-statistic meta:table-count="0" meta:image-count="0" meta:object-count="0" meta:page-count="1" meta:paragraph-count="5" meta:word-count="108" meta:character-count="733" meta:non-whitespace-character-count="630"/>
  </office:meta>
</office:document-meta>
</file>